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4cm" fo:min-width="0cm"/>
    </style:style>
    <style:style style:name="gr4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1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Ubuntu" fo:font-size="11pt" style:font-size-asian="11pt" style:font-size-complex="11pt"/>
    </style:style>
    <style:style style:name="T1" style:family="text">
      <style:text-properties style:font-name="Ubuntu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3.429cm" svg:x="1.889cm" svg:y="2.53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768cm" svg:height="0.962cm" svg:x="2.661cm" svg:y="3.856cm">
          <draw:text-box>
            <text:p>Pool</text:p>
          </draw:text-box>
        </draw:frame>
        <draw:custom-shape draw:style-name="gr1" draw:text-style-name="P1" draw:layer="layout" svg:width="3.429cm" svg:height="3.429cm" svg:x="7.985cm" svg:y="2.40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369cm" svg:height="0.962cm" svg:x="8.62cm" svg:y="3.675cm">
          <draw:text-box>
            <text:p>Parser</text:p>
          </draw:text-box>
        </draw:frame>
        <draw:custom-shape draw:style-name="gr1" draw:text-style-name="P1" xml:id="id2" draw:id="id2" draw:layer="layout" svg:width="3.429cm" svg:height="3.429cm" svg:x="13.827cm" svg:y="2.27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173cm" svg:height="0.962cm" svg:x="13.954cm" svg:y="3.602cm">
          <draw:text-box>
            <text:p>Coinbase</text:p>
          </draw:text-box>
        </draw:frame>
        <draw:custom-shape draw:style-name="gr4" draw:text-style-name="P1" xml:id="id1" draw:id="id1" draw:layer="layout" svg:width="3.429cm" svg:height="3.429cm" svg:x="19.669cm" svg:y="2.278cm">
          <text:p text:style-name="P1">Block</text:p>
          <text:p text:style-name="P1">Header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318cm" svg:y1="4.056cm" svg:x2="7.985cm" svg:y2="4.056cm">
          <text:p/>
        </draw:line>
        <draw:line draw:style-name="gr5" draw:text-style-name="P1" draw:layer="layout" svg:x1="11.414cm" svg:y1="4.056cm" svg:x2="13.827cm" svg:y2="4.056cm">
          <text:p/>
        </draw:line>
        <draw:line draw:style-name="gr5" draw:text-style-name="P1" draw:layer="layout" svg:x1="17.256cm" svg:y1="3.929cm" svg:x2="19.669cm" svg:y2="3.929cm">
          <text:p/>
        </draw:line>
        <draw:connector draw:style-name="gr5" draw:text-style-name="P1" draw:layer="layout" svg:x1="21.383cm" svg:y1="5.707cm" svg:x2="15.541cm" svg:y2="5.707cm" draw:start-shape="id1" draw:start-glue-point="2" draw:end-shape="id2" svg:d="M21383 5707v500h-5842v-500" svg:viewBox="0 0 5843 501">
          <text:p/>
        </draw:connector>
        <draw:frame draw:style-name="gr2" draw:text-style-name="P2" draw:layer="layout" svg:width="3.584cm" svg:height="3.331cm" svg:x="6.56cm" svg:y="6.432cm">
          <draw:text-box>
            <text:p text:style-name="P2"><text:span text:style-name="T1">Extranonce1</text:span></text:p>
            <text:p text:style-name="P2"><text:span text:style-name="T1">Extranonce2_size</text:span></text:p>
            <text:p text:style-name="P2"><text:span text:style-name="T1">Coinb1</text:span></text:p>
            <text:p text:style-name="P2"><text:span text:style-name="T1">Coinb2</text:span></text:p>
            <text:p text:style-name="P2"><text:span text:style-name="T1">Prev_header</text:span></text:p>
            <text:p text:style-name="P2"><text:span text:style-name="T1">Merkle_branch</text:span></text:p>
            <text:p text:style-name="P2"><text:span text:style-name="T1">...</text:span></text:p>
          </draw:text-box>
        </draw:frame>
        <draw:frame draw:style-name="gr2" draw:text-style-name="P2" draw:layer="layout" svg:width="8.473cm" svg:height="1.571cm" svg:x="11.668cm" svg:y="6.541cm">
          <draw:text-box>
            <text:p text:style-name="P2"><text:span text:style-name="T1">Extranonce2 = 0x00000000 – 0xffffffff</text:span></text:p>
            <text:p text:style-name="P2"><text:span text:style-name="T1">Coinbase = </text:span><text:span text:style-name="T1">Coinb1 + Extra1 + Extra2 + Coinb2</text:span></text:p>
            <text:p text:style-name="P2"><text:span text:style-name="T1">coinbase_txid</text:span><text:span text:style-name="T1"> = sha256(sha256(</text:span><text:span text:style-name="T1">Coinbase</text:span><text:span text:style-name="T1">))</text:span></text:p>
          </draw:text-box>
        </draw:frame>
        <draw:frame draw:style-name="gr6" draw:text-style-name="P2" draw:layer="layout" svg:width="8.723cm" svg:height="1.131cm" svg:x="18.78cm" svg:y="8.62cm">
          <draw:text-box>
            <text:p text:style-name="P2"><text:span text:style-name="T1">merkle_root (coinbase_txid + [merkle_branch])</text:span></text:p>
            <text:p text:style-name="P2"><text:span text:style-name="T1">block_header = sha256(sha256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6T18:57:17.618529282</meta:creation-date>
    <dc:date>2017-11-06T19:09:12.528516883</dc:date>
    <meta:editing-duration>P0D</meta:editing-duration>
    <meta:editing-cycles>1</meta:editing-cycles>
    <meta:document-statistic meta:object-count="14"/>
    <meta:generator>LibreOffice/4.2.8.2$Linux_X86_64 LibreOffice_project/420m0$Build-2</meta:generator>
  </office:meta>
</office:document-meta>
</file>